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db3" officeooo:paragraph-rsid="001bcdb3"/>
    </style:style>
    <style:style style:name="P2" style:family="paragraph" style:parent-style-name="Text_20_body">
      <style:text-properties officeooo:rsid="001bcdb3" officeooo:paragraph-rsid="001bcdb3"/>
    </style:style>
    <style:style style:name="P3" style:family="paragraph" style:parent-style-name="Text_20_body">
      <style:text-properties officeooo:paragraph-rsid="001bcdb3"/>
    </style:style>
    <style:style style:name="P4" style:family="paragraph" style:parent-style-name="Title">
      <style:text-properties officeooo:rsid="001bcdb3" officeooo:paragraph-rsid="001bcdb3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s liées au projet</text:p>
      <text:p text:style-name="P2"/>
      <text:p text:style-name="P3"><text:span text:style-name="T2">Applicatif platine :</text:span> </text:p>
      <text:p text:style-name="Text_20_body"><text:span text:style-name="T1">- </text:span>Mémorisation des appels ? (p13 du Cahier des charges complet 1-1)</text:p>
      <text:h text:style-name="Heading_20_1" text:outline-level="1">Configuration système : </text:h>
      <text:p text:style-name="Text_20_body"><text:span text:style-name="T1">- </text:span>Nombre de portes maximum ?</text:p>
      <text:p text:style-name="Text_20_body">- Peut on changer le mode de fonctionnemment a tout moment ?</text:p>
      <text:p text:style-name="Text_20_body">- Mode de fonctionnement défini lors de la configuration ?</text:p>
      <text:p text:style-name="Text_20_body">- Quels sont les modes de fonctionnement ? Automatique, Manuel, Semi-Automatique ?</text:p>
      <text:p text:style-name="P1"/>
      <text:h text:style-name="Heading_20_1" text:outline-level="1">Applicatio Android :</text:h>
      <text:p text:style-name="Text_20_body">- Securité du bluetooth ? Mot de passe/Adresse MAC ?</text:p>
      <text:p text:style-name="P1"/>
      <text:h text:style-name="Heading_20_1" text:outline-level="1">OS :</text:h>
      <text:p text:style-name="Text_20_body">- Mode diagnostique ?</text:p>
      <text:p text:style-name="Text_20_body"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5S</meta:editing-duration>
    <meta:editing-cycles>3</meta:editing-cycles>
    <meta:generator>LibreOffice/5.3.5.2$Windows_x86 LibreOffice_project/50d9bf2b0a79cdb85a3814b592608037a682059d</meta:generator>
    <dc:date>2018-01-23T14:52:24.714000000</dc:date>
    <meta:document-statistic meta:table-count="0" meta:image-count="0" meta:object-count="0" meta:page-count="1" meta:paragraph-count="13" meta:word-count="92" meta:character-count="516" meta:non-whitespace-character-count="435"/>
    <meta:user-defined meta:name="Info 1"/>
    <meta:user-defined meta:name="Info 2"/>
    <meta:user-defined meta:name="Info 3"/>
    <meta:user-defined meta:name="Info 4"/>
  </office:meta>
</office:document-meta>
</file>